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3.0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341cm" svg:height="7.508cm" svg:x="0.565cm" svg:y="5.738cm">
            <draw:object draw:notify-on-update-of-ranges="Sheet1.A2:Sheet1.A11 Sheet1.A1:Sheet1.A1 Sheet1.A2:Sheet1.A11 Sheet1.B1:Sheet1.B1 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Tamaño del caso</text:p>
          </table:table-cell>
          <table:table-cell table:style-name="ce1" office:value-type="string" calcext:value-type="string">
            <text:p>T.ejecución básico</text:p>
          </table:table-cell>
          <table:table-cell table:style-name="ce1" office:value-type="string" calcext:value-type="string">
            <text:p>T.ejecución DyV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office:value-type="float" office:value="35141" calcext:value-type="float">
            <text:p>35141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8422" calcext:value-type="float">
            <text:p>118422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1422" calcext:value-type="float">
            <text:p>25142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40092" calcext:value-type="float">
            <text:p>440092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70899" calcext:value-type="float">
            <text:p>670899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79527" calcext:value-type="float">
            <text:p>979527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315734" calcext:value-type="float">
            <text:p>1315734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719149" calcext:value-type="float">
            <text:p>1719149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172940" calcext:value-type="float">
            <text:p>2172940</text:p>
          </table:table-cell>
          <table:table-cell office:value-type="float" office:value="7951" calcext:value-type="float">
            <text:p>795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0592" calcext:value-type="float">
            <text:p>2680592</text:p>
          </table:table-cell>
          <table:table-cell office:value-type="float" office:value="6521" calcext:value-type="float">
            <text:p>6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10:57.304390470</meta:creation-date>
    <dc:date>2024-03-27T11:24:50.335309801</dc:date>
    <meta:editing-duration>PT3M14S</meta:editing-duration>
    <meta:editing-cycles>1</meta:editing-cycles>
    <meta:document-statistic meta:table-count="1" meta:cell-count="33" meta:object-count="1"/>
    <meta:generator>LibreOffice/24.2.1.2$Linux_X86_64 LibreOffice_project/420$Build-2</meta:generator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42cm" svg:height="7.509cm" xlink:href=".." xlink:type="simple" chart:class="chart:line" chart:column-mapping="0 1" chart:style-name="ch1">
        <chart:legend chart:legend-position="end" svg:x="10.167cm" svg:y="2.957cm" style:legend-expansion="high" chart:style-name="ch2"/>
        <chart:plot-area chart:style-name="ch3" table:cell-range-address="Sheet1.A1:Sheet1.C11" chart:data-source-has-labels="both" svg:x="0.286cm" svg:y="0.15cm" svg:width="9.595cm" svg:height="7.209cm">
          <chart:coordinate-region svg:x="1.86cm" svg:y="0.349cm" svg:width="7.879cm" svg:height="5.67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chart:label-cell-address="Sheet1.A1:Sheet1.A1" chart:class="chart:line">
            <chart:data-point chart:repeated="10"/>
          </chart:series>
          <chart:series chart:style-name="ch7" chart:values-cell-range-address="Sheet1.B2:Sheet1.B11" chart:label-cell-address="Sheet1.B1:Sheet1.B1" chart:class="chart:line">
            <chart:data-point chart:repeated="10"/>
          </chart:series>
          <chart:series chart:style-name="ch8" chart:values-cell-range-address="Sheet1.C2:Sheet1.C11" chart:label-cell-address="Sheet1.C1:Sheet1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del caso</text:p>
                <draw:g>
                  <svg:desc>Sheet1.A1:Sheet1.A1</svg:desc>
                </draw:g>
              </table:table-cell>
              <table:table-cell office:value-type="string">
                <text:p>T.ejecución básico</text:p>
                <draw:g>
                  <svg:desc>Sheet1.B1:Sheet1.B1</svg:desc>
                </draw:g>
              </table:table-cell>
              <table:table-cell office:value-type="string">
                <text:p>T.ejecución Dy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11</svg:desc>
                </draw:g>
              </table:table-cell>
              <table:table-cell office:value-type="float" office:value="10000">
                <text:p>10000</text:p>
                <draw:g>
                  <svg:desc>Sheet1.A2:Sheet1.A11</svg:desc>
                </draw:g>
              </table:table-cell>
              <table:table-cell office:value-type="float" office:value="35141">
                <text:p>35141</text:p>
                <draw:g>
                  <svg:desc>Sheet1.B2:Sheet1.B11</svg:desc>
                </draw:g>
              </table:table-cell>
              <table:table-cell office:value-type="float" office:value="1295">
                <text:p>129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18422">
                <text:p>118422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251422">
                <text:p>251422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40092">
                <text:p>440092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670899">
                <text:p>670899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979527">
                <text:p>979527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1315734">
                <text:p>1315734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1719149">
                <text:p>1719149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2172940">
                <text:p>2172940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2680592">
                <text:p>2680592</text:p>
              </table:table-cell>
              <table:table-cell office:value-type="float" office:value="6521">
                <text:p>6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